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Aunt Joe; Rachel Joseph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the funeral of Aunt Joe/</text:p>
      <text:p text:style-name="P6">Sympathising friends! <text:s/>The dear dead, dear to/ me because of sacred family associations, dear/ because since those who stood close to her heart/ dropped around her one after another, she drew/ to it my children with more intensity of love,/ elicited from me a promise. <text:s/>She requested, a few/ days prior to her decease, that I would not deliver/ an oration at her funeral. <text:s/>She would prefer, and/ she expressed the wish, that I offer a prayer for/ the repose of her immortal spirit, before her mor-/tal remains be carried to the grave. <text:s/>In obedience/ to that last injunction of a fond relative, I am/ withheld from paying a tribute of respectful/ affection to a character, consistently pious, I am/ bid to continue silent touching a conduct, which/ illustrated through life, the admirable traits of self/ dependence and industry. <text:s/>The Lord alone must I/ now address. <text:s/>The Lord, whom the departed sought,/ I must entreat, for her sake, with fervor, at this/ awe inspiring moment./</text:p>
      <text:p text:style-name="P6"/>
      <text:p text:style-name="P6">[Page 2]</text:p>
      <text:p text:style-name="P6">Thou, all-seeing God! knowest both the virtues/ practised by this daughter of Israel, and <text:span text:style-name="T2">likewise</text:span><text:span text:style-name="T3"> her/ failings </text:span><text:span text:style-name="T2">occasioned</text:span><text:span text:style-name="T3"> through the weakness inherent in human/ flesh; for, our most hidden thoughts find a place/ in the book of memorials which Thou writest, nor/ can aught be blotted out therefrom. <text:s/>But when/ Thou sittest to judge</text:span><text:span text:style-name="T2">s</text:span><text:span text:style-name="T3"> thy creatures, mercy is then/ Thy main attendant; and by mercy will she who/ stands at Thy august tribunal be cleansed of all/ earthly imperfections. <text:s/>By mercy </text:span><text:span text:style-name="T2">she will</text:span><text:span text:style-name="T3">, pleading/ at Thy footstool, will she win the reward long craved-/for, even, the spiritual companionship of loved/ beings, that have preceded her to that world where/ sorrows dare not enter. <text:s/>Oh! that an Eden </text:span><text:soft-page-break/><text:span text:style-name="T3">of/ joys might open to her vision there, for here thorns/ and briars often hedged up her way. <text:s/>Let Thy/ shining glory Almighty God! be her light, Thy/ infinite goodness her accompanying angel through/ the high realms of bliss. <text:s/>And when so lifted/ up in happiness, may she ask of Thee, and obtain/ terrestrial blessings for those who endeavoured to give/ her comfort in the days of trial, and soothe her/ aching breast in the years of suffering./</text:span></text:p>
      <text:p text:style-name="P6"><text:span text:style-name="T3"/></text:p>
      <text:p text:style-name="P6"><text:span text:style-name="T3">[Page 3]</text:span></text:p>
      <text:p text:style-name="P6"><text:span text:style-name="T3">Grant O Lord! that the grief of this separation/ may be compensated for by the pleasures which the/ capacity to understand Thy Divine will, and follow/ it procures, by the assurance that righteous doings/ bear their own reward. <text:s/>Grant that peace may/ dwell with her, whose memories of a home exceedingly/ delightful are wound around this silent coffin. <text:s/>May/ peace cleave to her and to each of them bound/ to herself and to the dead with the ties of consan-/-guinity and friendship. <text:s/>May peace be the/ minister of Thy grace, that softens asperities,/ that sweetens the cup of life, until all who/ now petition for Thy support on earth, shall/ have joined in heaven the believing Jewess, who/ trusted solely in Thee, even Rachel Joseph, Thy/ hand-maid, upon whom Thou wilt bestow for-/-giveness and eternal salvation for the sake of Thy/ mercy, O God of our fathers! the God of Truth!/ May that be Thy gracious will, and we shall/ say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8T13:57:58.68</meta:creation-date>
    <dc:date>2012-10-18T14:22:54.98</dc:date>
    <dc:creator>Penn Libraries</dc:creator>
    <meta:editing-duration>PT00H09M4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7" meta:word-count="697" meta:character-count="4405"/>
  </office:meta>
</office:document-meta>
</file>